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B10000012122FCDEE6.eps" manifest:media-type=""/>
  <manifest:file-entry manifest:full-path="Pictures/200000020000022F0000010F983B373D.eps" manifest:media-type=""/>
  <manifest:file-entry manifest:full-path="Pictures/20000002000001FC0000010FFBC78FAC.eps" manifest:media-type=""/>
  <manifest:file-entry manifest:full-path="Pictures/20000002000001FC0000010F367D6B93.eps" manifest:media-type=""/>
  <manifest:file-entry manifest:full-path="Pictures/20000002000001B100000121CEBAAD65.eps" manifest:media-type=""/>
  <manifest:file-entry manifest:full-path="Pictures/20000002000001B10000012127929D57.eps" manifest:media-type=""/>
  <manifest:file-entry manifest:full-path="Pictures/20000002000002290000010F95F6FB00.eps" manifest:media-type=""/>
  <manifest:file-entry manifest:full-path="Pictures/20000002000001B1000001217D1C6C3B.eps" manifest:media-type=""/>
  <manifest:file-entry manifest:full-path="Pictures/20000002000001B100000121AF9F1F86.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e3e" officeooo:paragraph-rsid="0016ae3e"/>
    </style:style>
    <style:style style:name="P2" style:family="paragraph" style:parent-style-name="Text_20_body">
      <style:text-properties officeooo:paragraph-rsid="0016ae3e"/>
    </style:style>
    <style:style style:name="P3" style:family="paragraph" style:parent-style-name="Text_20_body">
      <style:text-properties officeooo:paragraph-rsid="00181f8f"/>
    </style:style>
    <style:style style:name="P4" style:family="paragraph" style:parent-style-name="Text_20_body">
      <style:text-properties officeooo:rsid="0019fb5b" officeooo:paragraph-rsid="0019fb5b"/>
    </style:style>
    <style:style style:name="P5" style:family="paragraph" style:parent-style-name="Text_20_body">
      <style:text-properties officeooo:rsid="001b9a33" officeooo:paragraph-rsid="001b9a33"/>
    </style:style>
    <style:style style:name="P6" style:family="paragraph" style:parent-style-name="Text_20_body">
      <style:text-properties officeooo:rsid="001b9a33" officeooo:paragraph-rsid="001d30d5"/>
    </style:style>
    <style:style style:name="P7" style:family="paragraph" style:parent-style-name="Text_20_body">
      <style:text-properties officeooo:rsid="001d30d5" officeooo:paragraph-rsid="001d30d5"/>
    </style:style>
    <style:style style:name="P8" style:family="paragraph" style:parent-style-name="Text_20_body">
      <style:text-properties officeooo:paragraph-rsid="001d30d5"/>
    </style:style>
    <style:style style:name="P9" style:family="paragraph" style:parent-style-name="Text_20_body">
      <style:text-properties officeooo:rsid="001ea3f6" officeooo:paragraph-rsid="001ea3f6"/>
    </style:style>
    <style:style style:name="P10" style:family="paragraph" style:parent-style-name="Text_20_body">
      <style:text-properties officeooo:rsid="001ed8f0" officeooo:paragraph-rsid="001ed8f0"/>
    </style:style>
    <style:style style:name="P11" style:family="paragraph" style:parent-style-name="Text_20_body">
      <style:text-properties officeooo:rsid="001ed8f0" officeooo:paragraph-rsid="00218f2a"/>
    </style:style>
    <style:style style:name="P12" style:family="paragraph" style:parent-style-name="Text_20_body">
      <style:text-properties style:font-name="MathJax Main" officeooo:rsid="00181f8f" officeooo:paragraph-rsid="00181f8f"/>
    </style:style>
    <style:style style:name="P13" style:family="paragraph" style:parent-style-name="Text_20_body">
      <style:text-properties officeooo:rsid="001bbd79" officeooo:paragraph-rsid="001d30d5"/>
    </style:style>
    <style:style style:name="P14" style:family="paragraph" style:parent-style-name="Text_20_body">
      <style:text-properties fo:font-style="normal" officeooo:rsid="00218f2a" officeooo:paragraph-rsid="00218f2a" style:font-style-asian="normal" style:font-style-complex="normal"/>
    </style:style>
    <style:style style:name="P15" style:family="paragraph" style:parent-style-name="Title">
      <style:text-properties officeooo:rsid="0016ae3e" officeooo:paragraph-rsid="0016ae3e"/>
    </style:style>
    <style:style style:name="P16" style:family="paragraph" style:parent-style-name="Standard">
      <style:text-properties officeooo:paragraph-rsid="002bed4a"/>
    </style:style>
    <style:style style:name="P17" style:family="paragraph" style:parent-style-name="Text_20_body" style:list-style-name="L1">
      <style:text-properties officeooo:rsid="001ea3f6" officeooo:paragraph-rsid="001ea3f6"/>
    </style:style>
    <style:style style:name="P18" style:family="paragraph" style:parent-style-name="Text_20_body">
      <style:text-properties officeooo:rsid="001ed8f0" officeooo:paragraph-rsid="00218f2a"/>
    </style:style>
    <style:style style:name="P19" style:family="paragraph" style:parent-style-name="Text_20_body">
      <style:text-properties officeooo:paragraph-rsid="002bed4a"/>
    </style:style>
    <style:style style:name="P20" style:family="paragraph" style:parent-style-name="Heading_20_1">
      <style:text-properties officeooo:rsid="0016ae3e" officeooo:paragraph-rsid="0016ae3e"/>
    </style:style>
    <style:style style:name="P21" style:family="paragraph" style:parent-style-name="Heading_20_1">
      <style:text-properties style:font-name="MathJax Main" officeooo:rsid="00181f8f" officeooo:paragraph-rsid="00181f8f"/>
    </style:style>
    <style:style style:name="P22" style:family="paragraph" style:parent-style-name="Heading_20_1">
      <style:text-properties officeooo:rsid="0019fb5b" officeooo:paragraph-rsid="0019fb5b"/>
    </style:style>
    <style:style style:name="P23" style:family="paragraph" style:parent-style-name="Heading_20_1">
      <style:text-properties officeooo:rsid="001d30d5" officeooo:paragraph-rsid="001d30d5"/>
    </style:style>
    <style:style style:name="P24" style:family="paragraph" style:parent-style-name="Heading_20_1">
      <style:text-properties officeooo:rsid="001ea3f6" officeooo:paragraph-rsid="001ea3f6"/>
    </style:style>
    <style:style style:name="P25" style:family="paragraph" style:parent-style-name="Heading_20_1">
      <style:text-properties officeooo:rsid="002bed4a" officeooo:paragraph-rsid="002bed4a"/>
    </style:style>
    <style:style style:name="T1" style:family="text">
      <style:text-properties style:font-name="MathJax Math" fo:font-style="itali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MathJax Main"/>
    </style:style>
    <style:style style:name="T5" style:family="text">
      <style:text-properties officeooo:rsid="001b9a33"/>
    </style:style>
    <style:style style:name="T6" style:family="text">
      <style:text-properties officeooo:rsid="001bbd79"/>
    </style:style>
    <style:style style:name="T7" style:family="text">
      <style:text-properties officeooo:rsid="001d30d5"/>
    </style:style>
    <style:style style:name="T8" style:family="text">
      <style:text-properties fo:font-style="normal" style:font-style-asian="normal" style:font-style-complex="normal"/>
    </style:style>
    <style:style style:name="T9" style:family="text">
      <style:text-properties fo:font-style="normal" officeooo:rsid="001ea1b9" style:font-style-asian="normal" style:font-style-complex="normal"/>
    </style:style>
    <style:style style:name="T10" style:family="text">
      <style:text-properties fo:font-style="normal" officeooo:rsid="001ed8f0" style:font-style-asian="normal" style:font-style-complex="normal"/>
    </style:style>
    <style:style style:name="T11" style:family="text">
      <style:text-properties fo:font-style="normal" officeooo:rsid="00201d27" style:font-style-asian="normal" style:font-style-complex="normal"/>
    </style:style>
    <style:style style:name="T12" style:family="text">
      <style:text-properties fo:font-style="normal" officeooo:rsid="00218f2a" style:font-style-asian="normal" style:font-style-complex="normal"/>
    </style:style>
    <style:style style:name="T13" style:family="text">
      <style:text-properties fo:font-style="normal" officeooo:rsid="0027b9fe" style:font-style-asian="normal" style:font-style-complex="normal"/>
    </style:style>
    <style:style style:name="T14" style:family="text">
      <style:text-properties fo:font-style="normal" officeooo:rsid="002a8658" style:font-style-asian="normal" style:font-style-complex="normal"/>
    </style:style>
    <style:style style:name="T15" style:family="text">
      <style:text-properties officeooo:rsid="00247709"/>
    </style:style>
    <style:style style:name="T16" style:family="text">
      <style:text-properties officeooo:rsid="0027b9fe"/>
    </style:style>
    <style:style style:name="T17" style:family="text">
      <style:text-properties officeooo:rsid="00218f2a"/>
    </style:style>
    <style:style style:name="T18" style:family="text">
      <style:text-properties officeooo:rsid="002a8658"/>
    </style:style>
    <style:style style:name="T19" style:family="text">
      <style:text-properties officeooo:rsid="002bed4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5">Introduction to Compressed Sensing</text:p>
      <text:p text:style-name="P1">Compressed sensing (CS) is an emerging field of mathematics and engineering that challenges the conventional paradigms of data acquisition. Since the seminal publication(Candes, 200<text:span text:style-name="T19">6</text:span>), the field has developed a substantial academic literature and has provided the foundation for major innovations in medical imaging, astronomy, and digital photography. Although the field of CS is very mathematical, it can be conceptually intuitive. This tutorial provides a brief introduction to CS concepts through simple examples and interactive figures in an accompaning Jupytr notebook.</text:p>
      <text:p text:style-name="P1"/>
      <text:h text:style-name="P20" text:outline-level="1">Overview</text:h>
      <text:p text:style-name="P2">Many signals have an inherent low-dimensional structure, meaning all the information can be compressed into relatively few coefficients. As a simple example, consider the signal <text:bookmark text:name="MathJax-Element-19-Frame"/><text:bookmark text:name="MathJax-Span-209"/><text:bookmark text:name="MathJax-Span-210"/><text:bookmark text:name="MathJax-Span-211"/><text:span text:style-name="T1">x</text:span><text:bookmark text:name="MathJax-Span-212"/><text:span text:style-name="T4">(</text:span><text:bookmark text:name="MathJax-Span-213"/><text:span text:style-name="T1">t</text:span><text:bookmark text:name="MathJax-Span-214"/><text:span text:style-name="T4">)</text:span><text:bookmark text:name="MathJax-Span-215"/><text:span text:style-name="T4">=</text:span><text:bookmark text:name="MathJax-Span-216"/><text:span text:style-name="T1">A</text:span><text:bookmark text:name="MathJax-Span-217"/><text:span text:style-name="T1">s</text:span><text:bookmark text:name="MathJax-Span-218"/><text:span text:style-name="T1">i</text:span><text:bookmark text:name="MathJax-Span-219"/><text:span text:style-name="T1">n</text:span><text:bookmark text:name="MathJax-Span-220"/><text:span text:style-name="T4">(</text:span><text:bookmark text:name="MathJax-Span-221"/><text:span text:style-name="T1">f</text:span><text:bookmark text:name="MathJax-Span-222"/><text:span text:style-name="T1">t</text:span><text:bookmark text:name="MathJax-Span-223"/><text:span text:style-name="T4">+</text:span><text:bookmark text:name="MathJax-Span-224"/><text:span text:style-name="T1">ϕ</text:span><text:bookmark text:name="MathJax-Span-225"/><text:span text:style-name="T4">)</text:span> which is constructed with only three pieces of information: the amplitude <text:bookmark text:name="MathJax-Element-20-Frame"/><text:bookmark text:name="MathJax-Span-226"/><text:bookmark text:name="MathJax-Span-227"/><text:bookmark text:name="MathJax-Span-228"/><text:span text:style-name="T1">A</text:span>, the frequency <text:bookmark text:name="MathJax-Element-21-Frame"/><text:bookmark text:name="MathJax-Span-229"/><text:bookmark text:name="MathJax-Span-230"/><text:bookmark text:name="MathJax-Span-231"/><text:span text:style-name="T1">f</text:span>, and the phase <text:bookmark text:name="MathJax-Element-22-Frame"/><text:bookmark text:name="MathJax-Span-232"/><text:bookmark text:name="MathJax-Span-233"/><text:bookmark text:name="MathJax-Span-234"/><text:span text:style-name="T1">ϕ</text:span>. Measuring this signal using conventional acquisition requires sampling the entire duration of the signal at a rate of at least <text:bookmark text:name="MathJax-Element-23-Frame"/><text:bookmark text:name="MathJax-Span-235"/><text:bookmark text:name="MathJax-Span-236"/><text:bookmark text:name="MathJax-Span-237"/><text:span text:style-name="T4">2</text:span><text:bookmark text:name="MathJax-Span-238"/><text:span text:style-name="T1">f</text:span>, which for a 10 second 30 Hz signal results in 600 samples. Why did we collect 600 samples of data when we only require 3 pieces of information? This is the fundamental question CS is asking, and in a field with large data acquisition costs we should pay close attention to the answers.</text:p>
      <text:p text:style-name="Text_20_body"><text:span text:style-name="T15">To gain some basic intution into CS, t</text:span>his tutorial demonstrates <text:s/><text:span text:style-name="T15">the compressed</text:span> acquisition of the simple 1D signal:</text:p>
      <text:p text:style-name="Text_20_body"><text:bookmark text:name="MathJax-Element-24-Frame"/><text:bookmark text:name="MathJax-Span-239"/><text:bookmark text:name="MathJax-Span-240"/><text:bookmark text:name="MathJax-Span-241"/><text:span text:style-name="T1">x</text:span><text:bookmark text:name="MathJax-Span-242"/><text:span text:style-name="T4">(</text:span><text:bookmark text:name="MathJax-Span-243"/><text:span text:style-name="T1">t</text:span><text:bookmark text:name="MathJax-Span-244"/><text:span text:style-name="T4">)</text:span><text:bookmark text:name="MathJax-Span-245"/><text:span text:style-name="T4">=</text:span><text:bookmark text:name="MathJax-Span-246"/><text:span text:style-name="T4">50</text:span><text:bookmark text:name="MathJax-Span-247"/><text:span text:style-name="T4">sin</text:span><text:bookmark text:name="MathJax-Span-248"/><text:bookmark text:name="MathJax-Span-249"/><text:span text:style-name="T4">(</text:span><text:bookmark text:name="MathJax-Span-250"/><text:span text:style-name="T4">2</text:span><text:bookmark text:name="MathJax-Span-251"/><text:span text:style-name="T1">π</text:span><text:bookmark text:name="MathJax-Span-252"/><text:bookmark text:name="MathJax-Span-253"/><text:span text:style-name="T1">f</text:span><text:bookmark text:name="MathJax-Span-254"/><text:span text:style-name="T4">1</text:span><text:bookmark text:name="MathJax-Span-255"/><text:span text:style-name="T1">t</text:span><text:bookmark text:name="MathJax-Span-256"/><text:span text:style-name="T4">+</text:span><text:bookmark text:name="MathJax-Span-257"/><text:bookmark text:name="MathJax-Span-258"/><text:span text:style-name="T1">ϕ</text:span><text:bookmark text:name="MathJax-Span-259"/><text:span text:style-name="T4">1</text:span><text:bookmark text:name="MathJax-Span-260"/><text:span text:style-name="T4">)</text:span><text:bookmark text:name="MathJax-Span-261"/><text:span text:style-name="T4">+</text:span><text:bookmark text:name="MathJax-Span-262"/><text:span text:style-name="T4">100</text:span><text:bookmark text:name="MathJax-Span-263"/><text:span text:style-name="T4">sin</text:span><text:bookmark text:name="MathJax-Span-264"/><text:bookmark text:name="MathJax-Span-265"/><text:span text:style-name="T4">(</text:span><text:bookmark text:name="MathJax-Span-266"/><text:span text:style-name="T4">2</text:span><text:bookmark text:name="MathJax-Span-267"/><text:span text:style-name="T1">π</text:span><text:bookmark text:name="MathJax-Span-268"/><text:bookmark text:name="MathJax-Span-269"/><text:span text:style-name="T1">f</text:span><text:bookmark text:name="MathJax-Span-270"/><text:span text:style-name="T4">2</text:span><text:bookmark text:name="MathJax-Span-271"/><text:span text:style-name="T1">t</text:span><text:bookmark text:name="MathJax-Span-272"/><text:span text:style-name="T4">+</text:span><text:bookmark text:name="MathJax-Span-273"/><text:bookmark text:name="MathJax-Span-274"/><text:span text:style-name="T1">ϕ</text:span><text:bookmark text:name="MathJax-Span-275"/><text:span text:style-name="T4">2</text:span><text:bookmark text:name="MathJax-Span-276"/><text:span text:style-name="T4">)</text:span></text:p>
      <text:h text:style-name="P21" text:outline-level="1">Sparsity</text:h>
      <text:p text:style-name="P3">The first requirement for compressed sensing is the existence of a sparse signal representation. We need to know <text:span text:style-name="T2">a priori</text:span> that the signal we are acquiring has relatively few non-zero coefficients in some transform domain. This may seem like a heavy requirement, but fortunately the field of data compression has found sparsifying transforms for many types of general signal classes. For example, the wavelet transform sparsifies images, the Fourier transform sparsifies harmonic signals, and curvelets sparsify seismic data. <text:s/>For our simple example, let's assume we know the signal has harmonic content <text:span text:style-name="T18">and</text:span> will be sparse in the Fourier domain. </text:p>
      <text:p text:style-name="P12"><draw:frame draw:style-name="fr1" draw:name="Frame1" text:anchor-type="paragraph" svg:x="1.157cm" svg:y="-1cm" svg:width="15.275cm" draw:z-index="1"><draw:text-box fo:min-height="10.195cm"><text:p text:style-name="Figure"><draw:frame draw:style-name="fr3" draw:name="Image1" text:anchor-type="paragraph" svg:width="15.275cm" style:rel-width="100%" svg:height="10.195cm" style:rel-height="scale" draw:z-index="2"><draw:image xlink:href="Pictures/20000002000001B100000121AF9F1F86.eps" xlink:type="simple" xlink:show="embed" xlink:actuate="onLoad"/></draw:frame>Figure <text:sequence text:ref-name="refFigure0" text:name="Figure" text:formula="ooow:Figure+1" style:num-format="1">1</text:sequence></text:p></draw:text-box></draw:frame><text:soft-page-break/></text:p>
      <text:p text:style-name="P2"/>
      <text:p text:style-name="P1"/>
      <text:p text:style-name="P1"><draw:frame draw:style-name="fr2" draw:name="Frame2" text:anchor-type="paragraph" svg:width="15.275cm" draw:z-index="3"><draw:text-box fo:min-height="10.195cm"><text:p text:style-name="Figure"><draw:frame draw:style-name="fr3" draw:name="Image2" text:anchor-type="paragraph" svg:width="15.275cm" style:rel-width="100%" svg:height="10.195cm" style:rel-height="scale" draw:z-index="4"><draw:image xlink:href="Pictures/20000002000001B1000001217D1C6C3B.eps" xlink:type="simple" xlink:show="embed" xlink:actuate="onLoad"/></draw:frame>Figure <text:sequence text:ref-name="refFigure1" text:name="Figure" text:formula="ooow:Figure+1" style:num-format="1">2</text:sequence></text:p></draw:text-box></draw:frame></text:p>
      <text:h text:style-name="P22" text:outline-level="1"><text:soft-page-break/>Sampling</text:h>
      <text:p text:style-name="P4">Let's make the jump from data compression to compressed sensing, where we will try to exploit the compressibility of <text:span text:style-name="T15">our </text:span>signal directly during acquisition. Let's look first look at the limitations of uniform sampling then move on to other sampling methods.</text:p>
      <text:p text:style-name="P4">Uniform sampling has been the engineered data acquisition strategy for decades, <text:span text:style-name="T18">where</text:span> Shannon-Nyquist theory says we can uniquely represent our signal by sampling at least twice the highest frequency. Considering our test signal can be reduced to only 2 samples of information, we are grossly oversampling. Figure 3 and 4 show the result of trying to reconstruct the test signal from 5-fold undersampling <text:span text:style-name="T5">below the Nyquist rate</text:span>. <text:span text:style-name="T5">As a result of the sub-sampling we have introduced new frequency components called aliases, and when we try to reconstruct our test signal we are incorrectly filling in the gaps betweens samples.</text:span></text:p>
      <text:p text:style-name="P4"><draw:frame draw:style-name="fr2" draw:name="Frame3" text:anchor-type="paragraph" svg:width="17.59cm" draw:z-index="5"><draw:text-box fo:min-height="8.618cm"><text:p text:style-name="Figure"><draw:frame draw:style-name="fr3" draw:name="Image3" text:anchor-type="paragraph" svg:width="17.59cm" style:rel-width="100%" svg:height="8.618cm" style:rel-height="scale" draw:z-index="6"><draw:image xlink:href="Pictures/20000002000002290000010F95F6FB00.eps" xlink:type="simple" xlink:show="embed" xlink:actuate="onLoad"/></draw:frame>Figure <text:sequence text:ref-name="refFigure2" text:name="Figure" text:formula="ooow:Figure+1" style:num-format="1">3</text:sequence></text:p></draw:text-box></draw:frame></text:p>
      <text:p text:style-name="P4"><draw:frame draw:style-name="fr2" draw:name="Frame4" text:anchor-type="paragraph" svg:width="15.275cm" draw:z-index="7"><draw:text-box fo:min-height="10.195cm"><text:p text:style-name="Figure"><draw:frame draw:style-name="fr3" draw:name="Image7" text:anchor-type="paragraph" svg:width="15.275cm" style:rel-width="100%" svg:height="10.195cm" style:rel-height="scale" draw:z-index="8"><draw:image xlink:href="Pictures/20000002000001B100000121CEBAAD65.eps" xlink:type="simple" xlink:show="embed" xlink:actuate="onLoad"/></draw:frame>Figure <text:sequence text:ref-name="refFigure3" text:name="Figure" text:formula="ooow:Figure+1" style:num-format="1">4</text:sequence></text:p></draw:text-box></draw:frame></text:p>
      <text:p text:style-name="P5"><text:soft-page-break/>Fundamentally, aliasing occurs when multiple signals have the same value at every sample, which creates ambiguity to what the true signal is. When we violate the Nyquist rate we can no longer uniquely fill gaps between data samples. Figure 5 demonstrates aliased signals; the two signals are identical at every sample point. </text:p>
      <text:p text:style-name="P5"><draw:frame draw:style-name="fr2" draw:name="Frame5" text:anchor-type="paragraph" svg:width="17.59cm" draw:z-index="9"><draw:text-box fo:min-height="9.382cm"><text:p text:style-name="Figure"><draw:frame draw:style-name="fr3" draw:name="Image8" text:anchor-type="paragraph" svg:width="17.59cm" style:rel-width="100%" svg:height="9.382cm" style:rel-height="scale" draw:z-index="10"><draw:image xlink:href="Pictures/20000002000001FC0000010F367D6B93.eps" xlink:type="simple" xlink:show="embed" xlink:actuate="onLoad"/></draw:frame>Figure <text:sequence text:ref-name="refFigure4" text:name="Figure" text:formula="ooow:Figure+1" style:num-format="1">5</text:sequence></text:p></draw:text-box></draw:frame></text:p>
      <text:p text:style-name="P6">The problem is that both the signal and sampling pattern are periodic, which causes them to coherently interfere with each other. If our sampling pattern was aperiod, it would be very unlikely for different signals to have the exact same value at every sample. The easiest way to break coherency is to use a random sampling pattern. <text:span text:style-name="T6">Figure 6 shows that the aliased signals become distinguishable when we use a random sample pattern. </text:span></text:p>
      <text:p text:style-name="P13"><draw:frame draw:style-name="fr2" draw:name="Frame6" text:anchor-type="paragraph" svg:width="17.59cm" draw:z-index="11"><draw:text-box fo:min-height="9.382cm"><text:p text:style-name="Figure"><draw:frame draw:style-name="fr3" draw:name="Image4" text:anchor-type="paragraph" svg:width="17.59cm" style:rel-width="100%" svg:height="9.382cm" style:rel-height="scale" draw:z-index="12"><draw:image xlink:href="Pictures/20000002000001FC0000010FFBC78FAC.eps" xlink:type="simple" xlink:show="embed" xlink:actuate="onLoad"/></draw:frame>Figure <text:sequence text:ref-name="refFigure5" text:name="Figure" text:formula="ooow:Figure+1" style:num-format="1">6</text:sequence></text:p></draw:text-box></draw:frame><text:soft-page-break/><text:line-break/></text:p>
      <text:p text:style-name="P8"><text:span text:style-name="T7">We have shown we can break aliasing patterns by random sampling, so let's return to the problem of sub-sampling our test signal. </text:span>Note the differences in the Fourier spectrum compared to the aliased result we saw earlier. Since we broke the coherency of our sampling pattern, aliased signals <text:span text:style-name="T7">have</text:span> become random noise. We still don't <text:span text:style-name="T16">fully </text:span>recover our signal, but now that we have removed the ambiguity of aliasing we can recover our signal through <text:span text:style-name="T7">denoising techniques.</text:span></text:p>
      <text:p text:style-name="P8"><draw:frame draw:style-name="fr2" draw:name="Frame7" text:anchor-type="paragraph" svg:width="17.59cm" draw:z-index="13"><draw:text-box fo:min-height="8.527cm"><text:p text:style-name="Figure"><draw:frame draw:style-name="fr3" draw:name="Image9" text:anchor-type="paragraph" svg:width="17.59cm" style:rel-width="100%" svg:height="8.527cm" style:rel-height="scale" draw:z-index="14"><draw:image xlink:href="Pictures/200000020000022F0000010F983B373D.eps" xlink:type="simple" xlink:show="embed" xlink:actuate="onLoad"/></draw:frame>Figure <text:sequence text:ref-name="refFigure6" text:name="Figure" text:formula="ooow:Figure+1" style:num-format="1">7</text:sequence></text:p></draw:text-box></draw:frame><text:soft-page-break/></text:p>
      <text:p text:style-name="P8"><draw:frame draw:style-name="fr4" draw:name="Image5" text:anchor-type="paragraph" svg:width="15.275cm" svg:height="10.195cm" draw:z-index="0"><draw:image xlink:href="Pictures/20000002000001B10000012127929D57.eps" xlink:type="simple" xlink:show="embed" xlink:actuate="onLoad"/></draw:frame><draw:frame draw:style-name="fr2" draw:name="Frame8" text:anchor-type="paragraph" svg:width="15.275cm" draw:z-index="15"><draw:text-box fo:min-height="10.195cm"><text:p text:style-name="Figure"><draw:frame draw:style-name="fr3" draw:name="Image6" text:anchor-type="paragraph" svg:width="15.275cm" style:rel-width="100%" svg:height="10.195cm" style:rel-height="scale" draw:z-index="16"><draw:image xlink:href="Pictures/20000002000001B10000012122FCDEE6.eps" xlink:type="simple" xlink:show="embed" xlink:actuate="onLoad"/></draw:frame>Figure <text:sequence text:ref-name="refFigure7" text:name="Figure" text:formula="ooow:Figure+1" style:num-format="1">8</text:sequence></text:p></draw:text-box></draw:frame></text:p>
      <text:h text:style-name="P23" text:outline-level="1">Recovery</text:h>
      <text:p text:style-name="P7">The recovery stage of CS is the most challenging, as it requires significant <text:span text:style-name="T3">a priori</text:span><text:span text:style-name="T8"> knowledge of the </text:span><text:soft-page-break/><text:span text:style-name="T8">signal. </text:span><text:span text:style-name="T13">For our test signal, we can fully reconstruct the original signal by taking the two largest Fourier coefficients and renormalizing the signal energy. This requires prior knowledge to either the number of non-zero coefficients in our signal, or knowledge of an acceptable threshold value. </text:span><text:span text:style-name="T9">In practice </text:span><text:span text:style-name="T13">recovery is</text:span><text:span text:style-name="T9"> often posed as optimization problem where we search for the smallest number of coefficients that can fit our sampled data within a given tolerance. </text:span></text:p>
      <text:h text:style-name="P24" text:outline-level="1">Seismic Applications</text:h>
      <text:p text:style-name="P9">Th<text:span text:style-name="T16">is</text:span> tutorial demonstrated CS concepts to a somewhat trivial acquisition of a simple signal. We showed that for CS to be successful, we need:</text:p>
      <text:list xml:id="list5815410059225030418" text:style-name="L1">
        <text:list-item>
          <text:p text:style-name="P17">A transform domain that can sparsely represent our data.</text:p>
        </text:list-item>
        <text:list-item>
          <text:p text:style-name="P17">A sampling pattern that is incoherent in the transform domain.</text:p>
        </text:list-item>
        <text:list-item>
          <text:p text:style-name="P17">A reconstruction method that promotes <text:span text:style-name="T3">a priori</text:span><text:span text:style-name="T8"> knowledge about the </text:span><text:span text:style-name="T13">signal</text:span><text:span text:style-name="T8"> sparsity.</text:span></text:p>
        </text:list-item>
      </text:list>
      <text:p text:style-name="P9"><text:span text:style-name="T8">All these are active fields of research in the seismic community. Curvelets have shown promise as a </text:span><text:span text:style-name="T10">potential </text:span><text:span text:style-name="T8">sparse representation of seismic data, and “low-rank” </text:span><text:span text:style-name="T14">methods</text:span><text:span text:style-name="T8"> </text:span><text:span text:style-name="T14">which</text:span><text:span text:style-name="T8"> exploit </text:span><text:span text:style-name="T10">redundant structure</text:span><text:span text:style-name="T8"> in the midpoint-offset domain is </text:span><text:span text:style-name="T12">also gaining traction with researchers.</text:span></text:p>
      <text:p text:style-name="P9"><text:span text:style-name="T14">Applying r</text:span><text:span text:style-name="T8">andom sampling </text:span><text:span text:style-name="T14">patterns</text:span><text:span text:style-name="T8"> in theory is very simple, but in practice requires significant re-engineering of the way we collect data. Seismic surveys are massive </text:span><text:span text:style-name="T10">and utilize large vessels, streamer arrays, and precise logistics that all have been designed to collect data on regular intervals. The lowest hanging fruit is the randomization of shot locations, as it does not require re-engineering of streamers and vessels. </text:span></text:p>
      <text:p text:style-name="P11"><text:span text:style-name="T8">Reconstruction is </text:span><text:span text:style-name="T11">perhaps the</text:span><text:span text:style-name="T8"> hardest sell, as it is difficult to put an engineering specification on prior knowledge of signal sparsity </text:span><text:span text:style-name="T11">or the rank of your data matrix. These assumptions would be dependent on the local geology and carry a high-level of uncertainty. </text:span></text:p>
      <text:p text:style-name="P11"><text:span text:style-name="T11">Simulations, as well as synthetic resampling of seismic data, have shown high SNR reconstructions </text:span><text:span text:style-name="T12">with as much as 10 fold sub-sampling. Although exciting, these aren't blind experiments and often use knowledge of the true signal when definining reconstruction conditions. </text:span><text:span text:style-name="T17">CS has to the potential to be a disruptive innovation in seismic acquisition, but it is still in its uncertain stages of early engineering. </text:span></text:p>
      <text:h text:style-name="P25" text:outline-level="1">References and further reading</text:h>
      <text:p text:style-name="P16"><text:bookmark text:name="js-reference-string-0"/>Candès, Emmanuel J., Justin K. Romberg, and Terence Tao. 'Stable Signal Recovery From Incomplete And Inaccurate Measurements'. <text:span text:style-name="T2">Communications on Pure and Applied Mathematics</text:span> 59.8 (2006): 1207-1223. Web.</text:p>
      <text:p text:style-name="P16"/>
      <text:p text:style-name="P16"><text:bookmark text:name="js-reference-string-1"/>Hennenfent, Gilles, and Felix J. Herrmann. 'Simply Denoise: Wavefield Reconstruction Via Jittered Undersampling'. <text:span text:style-name="T2">GEOPHYSICS</text:span> 73.3 (2008): V19-V28. Web.</text:p>
      <text:p text:style-name="P16"/>
      <text:p text:style-name="P16"><text:bookmark text:name="js-reference-string-3"/>Mansour, Hassan et al. 'Randomized Marine Acquisition With Compressive Sampling Matrices'. <text:soft-page-break/><text:span text:style-name="T2">Geophysical Prospecting</text:span> 60.4 (2012): 648-662. Web.</text:p>
      <text:p text:style-name="P16"/>
      <text:p text:style-name="P16"><text:bookmark text:name="js-reference-string-01"/>Bryan, Kurt, and Tanya Leise. 'Making Do With Less: An Introduction To Compressed Sensing'. <text:span text:style-name="T2">SIAM Rev.</text:span> 55.3 (2013): 547-566. Web.</text:p>
      <text:p text:style-name="P16"/>
      <text:p text:style-name="P16"/>
      <text:p text:style-name="P16"/>
      <text:p text:style-name="P16"/>
      <text:p text:style-name="P16"/>
      <text:p text:style-name="P19"/>
      <text:p text:style-name="P14"><text:s/></text:p>
      <text:p text:style-name="P9"/>
      <text:p text:style-name="P10"/>
      <text:p text:style-name="P8"/>
      <text:p text:style-name="P8"/>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in" svg:font-family="'MathJax Main'"/>
    <style:font-face style:name="MathJax Math" svg:font-family="'MathJax Math'"/>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5:58:09.871106279</meta:creation-date>
    <dc:date>2015-08-15T14:30:57.817841427</dc:date>
    <meta:editing-duration>PT2H3M28S</meta:editing-duration>
    <meta:editing-cycles>7</meta:editing-cycles>
    <meta:generator>LibreOffice/4.2.8.2$Linux_X86_64 LibreOffice_project/420m0$Build-2</meta:generator>
    <meta:document-statistic meta:table-count="0" meta:image-count="9" meta:object-count="0" meta:page-count="8" meta:paragraph-count="40" meta:word-count="1131" meta:character-count="7310" meta:non-whitespace-character-count="6209"/>
  </office:meta>
</office:document-meta>
</file>